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is must be the "Jinbu village" that the old
man mentioned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s this where we can find the Grandma who has
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expect so. I believe she was referred to as
"Grandma Beth"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, let's ask around and find out where 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Welcome to Jinbu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Are you travel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Forests and caves are demon hotbeds.
Wonder 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
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
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
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
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
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
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Forward! Take this, foul creature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nfinity ・ Union ・ Bringer!!!"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d
"Gyaaa!! I've been haaaaaad!"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ndeed, I'm Beth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So, who would you be?"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...'A certain school'? That raises some
questions, but never to mind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Ah, is that it? Very well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n that case, please follow me to my home.
My house is the general store."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e general store...? Where was that, 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"It's by the village entrance. It has a signboard
that says "ＩＴＥＭ" stuck to it, so use that as
a landmark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"I'll run along and wait for you on the second
floor of that building, all right?"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"Hiya!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"For some reason, I've been dying to share my
vast adventuring knowledge with someone!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"Please, let me bestow my expertise upon you!"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
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
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
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
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"Whenever you move from one area to another,
you'll see either blue or red arrows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"Blue arrows indicate a area which is safe
from foes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"Red arrows indicate a dangerous area where
enemies can come out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"If you walk around in one of those dangerous
areas, you'll eventually get into a battle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"If you win, you'll gain experience and money,
but if everyone in your party faints, it's game
over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Young Lady
"Take extra care in areas with red arrows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"Items are essential for adventuring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"As for you, let's see... I'd say you could carry
up to 30 items with you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"If you open the items screen from the menu,
you can see what items you have and use
them, too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"You can tidy up your items by pressing the
【Z】key from the items screen, and discard
what you don't need with the 【A】 key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"Be sure to keep your items nice and tidy, and
make sure you always have what you need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"You'll be moving around a lot on your
adventures, so you need lots of drinks to keep
you from getting thirsty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"If you don't drink enough, you'll get
dehydrated and exhausted. That's a very
dangerous state to be in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"The more party members you have, the more
drinks you need to keep with you. Bear that in
mind, and adventure in comfort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"However! No matter how important hydration
is, don't chug down too much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"I mean... you know, girls need to be extra
careful, or else... right?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"Anyway, be mindful not to push the hydration
gauge too far past 100%. Is that clear?"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"As exciting and fun as adventuring is, you
have to take breathers here and there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"Restroom breaks are something to keep in
mind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"It sounds obvious, but there are no toilets
in forests or caves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"If you don't deal with it early on, you'll have
to go back to the nearest village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"And, if you try to use a skill or something
while you're too desperate..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"Eh? What about when you have no choice?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"At times like those, well... you know...!"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"Come back anytime you have something
to ask!!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"Whaaah? N-no way!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21:19:10+02:00</meta:creation-date>
    <dc:date>2019-10-23T21:19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